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DB00000202A50A0D532399E44E.png" manifest:media-type="image/png"/>
  <manifest:file-entry manifest:full-path="Pictures/10000000000005560000029BFF52F00B51B1BFD5.png" manifest:media-type="image/png"/>
  <manifest:file-entry manifest:full-path="Pictures/1000000000000556000002826D2D16D61CAA76E2.png" manifest:media-type="image/png"/>
  <manifest:file-entry manifest:full-path="Pictures/10000000000004EC000001E11CF4D7BE416979F2.png" manifest:media-type="image/png"/>
  <manifest:file-entry manifest:full-path="Pictures/10000000000005560000028F8B7B2EF919AD510E.png" manifest:media-type="image/png"/>
  <manifest:file-entry manifest:full-path="Pictures/10000000000002A90000024F456EC6205417260D.png" manifest:media-type="image/png"/>
  <manifest:file-entry manifest:full-path="Pictures/10000000000003E400000067BE6E8D5DBAACF8DC.png" manifest:media-type="image/png"/>
  <manifest:file-entry manifest:full-path="Pictures/1000000000000150000000BE1290F8F74A72754E.png" manifest:media-type="image/png"/>
  <manifest:file-entry manifest:full-path="Pictures/1000000000000411000000C1B9F60843E42967D6.png" manifest:media-type="image/png"/>
  <manifest:file-entry manifest:full-path="Pictures/1000000000000148000001892318183862DE49A4.png" manifest:media-type="image/png"/>
  <manifest:file-entry manifest:full-path="Pictures/100000000000021000000035F7BFBCE61E8632AD.png" manifest:media-type="image/png"/>
  <manifest:file-entry manifest:full-path="Pictures/1000000000000438000001A7D1EBC747E2D333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abb3" officeooo:paragraph-rsid="000dabb3"/>
    </style:style>
    <style:style style:name="P2" style:family="paragraph" style:parent-style-name="Standard">
      <style:text-properties fo:language="en" fo:country="US" officeooo:rsid="000df221" officeooo:paragraph-rsid="000df221"/>
    </style:style>
    <style:style style:name="P3" style:family="paragraph" style:parent-style-name="Standard">
      <style:text-properties fo:language="en" fo:country="US" officeooo:rsid="000e74c1" officeooo:paragraph-rsid="000e74c1"/>
    </style:style>
    <style:style style:name="P4" style:family="paragraph" style:parent-style-name="Standard">
      <style:text-properties fo:language="en" fo:country="US" officeooo:rsid="000fa0f0" officeooo:paragraph-rsid="000fa0f0"/>
    </style:style>
    <style:style style:name="P5" style:family="paragraph" style:parent-style-name="Standard">
      <style:text-properties fo:language="en" fo:country="US" officeooo:rsid="00102541" officeooo:paragraph-rsid="00102541"/>
    </style:style>
    <style:style style:name="P6" style:family="paragraph" style:parent-style-name="Standard">
      <style:text-properties fo:language="ru" fo:country="RU" officeooo:rsid="00117710" officeooo:paragraph-rsid="0011771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Изображение1" text:anchor-type="char" svg:width="17cm" svg:height="8.301cm" draw:z-index="0"><draw:image xlink:href="Pictures/10000000000005560000029BFF52F00B51B1BFD5.png" xlink:type="simple" xlink:show="embed" xlink:actuate="onLoad" draw:mime-type="image/png"/></draw:frame><draw:frame draw:style-name="fr3" draw:name="Изображение2" text:anchor-type="char" svg:width="17cm" svg:height="8.151cm" draw:z-index="1"><draw:image xlink:href="Pictures/10000000000005560000028F8B7B2EF919AD510E.png" xlink:type="simple" xlink:show="embed" xlink:actuate="onLoad" draw:mime-type="image/png"/></draw:frame>Фывыв</text:p>
      <text:p text:style-name="P1"/>
      <text:p text:style-name="P1"/>
      <text:p text:style-name="P1"/>
      <text:p text:style-name="P1"><draw:frame draw:style-name="fr3" draw:name="Изображение3" text:anchor-type="char" svg:width="17cm" svg:height="7.989cm" draw:z-index="2"><draw:image xlink:href="Pictures/1000000000000556000002826D2D16D61CAA76E2.png" xlink:type="simple" xlink:show="embed" xlink:actuate="onLoad" draw:mime-type="image/png"/></draw:frame>фыв</text:p>
      <text:p text:style-name="P1"/>
      <text:p text:style-name="P2"><draw:frame draw:style-name="fr1" draw:name="Изображение4" text:anchor-type="char" svg:width="17cm" svg:height="14.753cm" draw:z-index="3"><draw:image xlink:href="Pictures/10000000000002A90000024F456EC6205417260D.png" xlink:type="simple" xlink:show="embed" xlink:actuate="onLoad" draw:mime-type="image/png"/></draw:frame><text:soft-page-break/>as</text:p>
      <text:p text:style-name="P2"><draw:frame draw:style-name="fr3" draw:name="Изображение5" text:anchor-type="char" svg:width="17cm" svg:height="6.489cm" draw:z-index="4"><draw:image xlink:href="Pictures/10000000000004EC000001E11CF4D7BE416979F2.png" xlink:type="simple" xlink:show="embed" xlink:actuate="onLoad" draw:mime-type="image/png"/></draw:frame>as</text:p>
      <text:p text:style-name="P4"><draw:frame draw:style-name="fr1" draw:name="Изображение6" text:anchor-type="char" svg:width="17cm" svg:height="7.029cm" draw:z-index="5"><draw:image xlink:href="Pictures/10000000000004DB00000202A50A0D532399E44E.png" xlink:type="simple" xlink:show="embed" xlink:actuate="onLoad" draw:mime-type="image/png"/></draw:frame><text:soft-page-break/>insertOne</text:p>
      <text:p text:style-name="P3"><draw:frame draw:style-name="fr3" draw:name="Изображение7" text:anchor-type="char" svg:width="17cm" svg:height="1.757cm" draw:z-index="6"><draw:image xlink:href="Pictures/10000000000003E400000067BE6E8D5DBAACF8DC.png" xlink:type="simple" xlink:show="embed" xlink:actuate="onLoad" draw:mime-type="image/png"/></draw:frame>asd<draw:frame draw:style-name="fr2" draw:name="Изображение8" text:anchor-type="char" svg:x="4.055cm" svg:y="2.006cm" svg:width="8.89cm" svg:height="5.027cm" draw:z-index="7"><draw:image xlink:href="Pictures/1000000000000150000000BE1290F8F74A72754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nsertMany</text:p>
      <text:p text:style-name="P4"><draw:frame draw:style-name="fr3" draw:name="Изображение9" text:anchor-type="char" svg:width="17cm" svg:height="3.15cm" draw:z-index="8"><draw:image xlink:href="Pictures/1000000000000411000000C1B9F60843E42967D6.png" xlink:type="simple" xlink:show="embed" xlink:actuate="onLoad" draw:mime-type="image/png"/></draw:frame></text:p>
      <text:p text:style-name="P5">base.j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Изображение10" text:anchor-type="char" svg:x="4.161cm" svg:y="-1.196cm" svg:width="8.678cm" svg:height="10.398cm" draw:z-index="9"><draw:image xlink:href="Pictures/1000000000000148000001892318183862DE49A4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load</text:p>
      <text:p text:style-name="P5"><draw:frame draw:style-name="fr2" draw:name="Изображение11" text:anchor-type="char" svg:x="1.515cm" svg:y="0.153cm" svg:width="13.97cm" svg:height="1.402cm" draw:z-index="10"><draw:image xlink:href="Pictures/100000000000021000000035F7BFBCE61E8632AD.png" xlink:type="simple" xlink:show="embed" xlink:actuate="onLoad" draw:mime-type="image/png"/></draw:frame></text:p>
      <text:p text:style-name="P5"/>
      <text:p text:style-name="P5">mongoDB</text:p>
      <text:p text:style-name="P5"/>
      <text:p text:style-name="P6"><draw:frame draw:style-name="fr1" draw:name="Изображение12" text:anchor-type="char" svg:width="17cm" svg:height="6.657cm" draw:z-index="11"><draw:image xlink:href="Pictures/1000000000000438000001A7D1EBC747E2D333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4T21:39:52.413000000</dc:date>
    <meta:editing-duration>PT1H17M56S</meta:editing-duration>
    <meta:editing-cycles>5</meta:editing-cycles>
    <meta:generator>LibreOffice/7.2.0.4$Windows_X86_64 LibreOffice_project/9a9c6381e3f7a62afc1329bd359cc48accb6435b</meta:generator>
    <meta:document-statistic meta:table-count="0" meta:image-count="12" meta:object-count="0" meta:page-count="4" meta:paragraph-count="10" meta:word-count="10" meta:character-count="52" meta:non-whitespace-character-count="52"/>
  </office:meta>
</office:document-meta>
</file>